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60b2" officeooo:paragraph-rsid="0003cf58"/>
    </style:style>
    <style:style style:name="P2" style:family="paragraph" style:parent-style-name="Standard">
      <style:paragraph-properties fo:text-align="justify" style:justify-single-word="false"/>
      <style:text-properties officeooo:rsid="000d60b2" officeooo:paragraph-rsid="0003cf58"/>
    </style:style>
    <style:style style:name="P3" style:family="paragraph" style:parent-style-name="Standard">
      <style:text-properties officeooo:rsid="000d60b2" officeooo:paragraph-rsid="0003cf58"/>
    </style:style>
    <style:style style:name="T1" style:family="text">
      <style:text-properties officeooo:rsid="0010ad8f"/>
    </style:style>
    <style:style style:name="T2" style:family="text">
      <style:text-properties officeooo:rsid="00129b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1"><text:span text:style-name="T2">CS 253 Computer Networks Lab</text:span></text:p>
      <text:p text:style-name="P1">SET I <text:span text:style-name="T2">Time 2 Hours</text:span></text:p>
      <text:p text:style-name="P1">SET II</text:p>
      <text:p text:style-name="P3"/>
      <text:p text:style-name="P3"/>
      <text:p text:style-name="P2">1. <text:span text:style-name="T2">Create a acknowledgement based Client/Server program where a client acknowledges the server after receiving the first fifty bytes of a file. The server can proceed only after an acknowledgement is received.</text:span></text:p>
      <text:p text:style-name="P3"/>
      <text:p text:style-name="P3">2. Implement <text:span text:style-name="T1">NRZ-I </text:span>encoding scheme for the bit sequence "11010010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9:19:03.343986736</meta:creation-date>
    <dc:date>2017-02-27T09:19:30.321390176</dc:date>
    <meta:editing-duration>P0D</meta:editing-duration>
    <meta:editing-cycles>1</meta:editing-cycles>
    <meta:document-statistic meta:table-count="0" meta:image-count="0" meta:object-count="0" meta:page-count="1" meta:paragraph-count="5" meta:word-count="54" meta:character-count="327" meta:non-whitespace-character-count="278"/>
    <meta:generator>LibreOffice/4.2.8.2$Linux_x86 LibreOffice_project/420m0$Build-2</meta:generator>
  </office:meta>
</office:document-meta>
</file>